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61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00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ffff6d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ffa6a6"/>
    </style:style>
    <style:style style:name="ce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style:font-name="Calibri" fo:font-size="11pt" style:font-size-asian="11pt" style:font-name-complex="Calibri" style:font-size-complex="11pt"/>
    </style:style>
    <style:style style:name="ce10" style:family="table-cell" style:parent-style-name="Default">
      <style:table-cell-properties fo:background-color="#ffb66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0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5" table:default-cell-style-name="ce12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Parte 1</text:p>
          </table:table-cell>
          <table:table-cell/>
          <table:table-cell table:style-name="Default" table:number-columns-repeated="3"/>
          <table:table-cell table:number-columns-repeated="5"/>
          <table:table-cell table:style-name="Default" table:number-columns-repeated="5"/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5"/>
          <table:table-cell table:number-columns-repeated="5"/>
        </table:table-row>
        <table:table-row table:style-name="ro2">
          <table:table-cell table:number-columns-repeated="2"/>
          <table:table-cell table:style-name="ce7" office:value-type="string" calcext:value-type="string">
            <text:p>xi1</text:p>
          </table:table-cell>
          <table:table-cell table:style-name="ce7" office:value-type="string" calcext:value-type="string">
            <text:p>xi2</text:p>
          </table:table-cell>
          <table:table-cell table:style-name="ce7" office:value-type="string" calcext:value-type="string">
            <text:p>xi3</text:p>
          </table:table-cell>
          <table:table-cell table:style-name="ce7" office:value-type="string" calcext:value-type="string">
            <text:p>xi4</text:p>
          </table:table-cell>
          <table:table-cell table:style-name="ce7" office:value-type="string" calcext:value-type="string">
            <text:p>xi5</text:p>
          </table:table-cell>
          <table:table-cell table:number-columns-repeated="3"/>
          <table:table-cell table:style-name="ce7" office:value-type="string" calcext:value-type="string">
            <text:p>ci1</text:p>
          </table:table-cell>
          <table:table-cell table:style-name="ce7" office:value-type="string" calcext:value-type="string">
            <text:p>ci2</text:p>
          </table:table-cell>
          <table:table-cell table:style-name="ce7" office:value-type="string" calcext:value-type="string">
            <text:p>ci3</text:p>
          </table:table-cell>
          <table:table-cell table:style-name="ce7" office:value-type="string" calcext:value-type="string">
            <text:p>ci4</text:p>
          </table:table-cell>
          <table:table-cell table:style-name="ce7" office:value-type="string" calcext:value-type="string">
            <text:p>ci5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Variable de decisión: x[i, j]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x1j</text:p>
          </table:table-cell>
          <table:table-cell table:style-name="ce11"/>
          <table:table-cell table:style-name="ce6" office:value-type="string" calcext:value-type="string">
            <text:p>Vector de costes c[i, j] 1x25</text:p>
          </table:table-cell>
          <table:table-cell office:value-type="float" office:value="206" calcext:value-type="float">
            <text:p>206</text:p>
          </table:table-cell>
          <table:table-cell office:value-type="float" office:value="66" calcext:value-type="float">
            <text:p>66</text:p>
          </table:table-cell>
          <table:table-cell office:value-type="float" office:value="263" calcext:value-type="float">
            <text:p>263</text:p>
          </table:table-cell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  <table:table-cell table:style-name="ce7" office:value-type="string" calcext:value-type="string">
            <text:p>c1j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(25 variables de decisión)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x2j</text:p>
          </table:table-cell>
          <table:table-cell table:style-name="ce11"/>
          <table:table-cell table:style-name="ce7" office:value-type="string" calcext:value-type="string">
            <text:p>(se muestra como una matriz 5x5, pero </text:p>
          </table:table-cell>
          <table:table-cell office:value-type="float" office:value="285" calcext:value-type="float">
            <text:p>285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table:style-name="ce7" office:value-type="string" calcext:value-type="string">
            <text:p>c2j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(aquí se observa que autobuses 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x3j</text:p>
          </table:table-cell>
          <table:table-cell table:style-name="ce11"/>
          <table:table-cell table:style-name="ce7" office:value-type="string" calcext:value-type="string">
            <text:p>en la resolución se trata como un vector</text:p>
          </table:table-cell>
          <table:table-cell office:value-type="float" office:value="164" calcext:value-type="float">
            <text:p>164</text:p>
          </table:table-cell>
          <table:table-cell office:value-type="float" office:value="251" calcext:value-type="float">
            <text:p>251</text:p>
          </table:table-cell>
          <table:table-cell office:value-type="float" office:value="109" calcext:value-type="float">
            <text:p>109</text:p>
          </table:table-cell>
          <table:table-cell office:value-type="float" office:value="220" calcext:value-type="float">
            <text:p>220</text:p>
          </table:table-cell>
          <table:table-cell office:value-type="float" office:value="177" calcext:value-type="float">
            <text:p>177</text:p>
          </table:table-cell>
          <table:table-cell table:style-name="ce7" office:value-type="string" calcext:value-type="string">
            <text:p>c3j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se han asignado a que talleres)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x4j</text:p>
          </table:table-cell>
          <table:table-cell table:style-name="ce11"/>
          <table:table-cell table:style-name="ce7" office:value-type="string" calcext:value-type="string">
            <text:p><text:s/>traspuesto de 25 columnas)</text:p>
          </table:table-cell>
          <table:table-cell office:value-type="float" office:value="264" calcext:value-type="float">
            <text:p>264</text:p>
          </table:table-cell>
          <table:table-cell office:value-type="float" office:value="175" calcext:value-type="float">
            <text:p>175</text:p>
          </table:table-cell>
          <table:table-cell office:value-type="float" office:value="217" calcext:value-type="float">
            <text:p>217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style-name="ce7" office:value-type="string" calcext:value-type="string">
            <text:p>c4j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x5j</text:p>
          </table:table-cell>
          <table:table-cell table:style-name="ce11"/>
          <table:table-cell/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218" calcext:value-type="float">
            <text:p>218</text:p>
          </table:table-cell>
          <table:table-cell office:value-type="float" office:value="87" calcext:value-type="float">
            <text:p>87</text:p>
          </table:table-cell>
          <table:table-cell office:value-type="float" office:value="228" calcext:value-type="float">
            <text:p>228</text:p>
          </table:table-cell>
          <table:table-cell table:style-name="ce7" office:value-type="string" calcext:value-type="string">
            <text:p>c5j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Función objetivo z</text:p>
          </table:table-cell>
          <table:table-cell table:style-name="ce9" table:formula="of:=SUMPRODUCT([.K5:.O9];[.C5:.G9])" office:value-type="float" office:value="573" calcext:value-type="float" table:number-columns-spanned="5" table:number-rows-spanned="1">
            <text:p>573</text:p>
          </table:table-cell>
          <table:covered-table-cell table:number-columns-repeated="2" table:style-name="Default"/>
          <table:covered-table-cell table:number-columns-repeated="2"/>
          <table:table-cell table:number-columns-repeated="2"/>
          <table:table-cell table:style-name="ce6" office:value-type="string" calcext:value-type="string">
            <text:p>Matriz 5x5 de coeficientes tecnológico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4"/>
          <table:table-cell table:style-name="ce11"/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Restricciones</text:p>
          </table:table-cell>
          <table:table-cell table:style-name="Default" table:number-columns-repeated="3"/>
          <table:table-cell table:number-columns-repeated="5"/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(25 restricciones)</text:p>
          </table:table-cell>
          <table:table-cell table:formula="of:=SUMPRODUCT([.K11:.O11];[.C5:.G5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 [.K24]" office:value-type="float" office:value="1" calcext:value-type="float">
            <text:p>1</text:p>
          </table:table-cell>
          <table:table-cell table:number-columns-repeated="5"/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PRODUCT([.K12:.O12];[.C6:.G6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 [.L24]" office:value-type="float" office:value="1" calcext:value-type="float">
            <text:p>1</text:p>
          </table:table-cell>
          <table:table-cell table:number-columns-repeated="5"/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PRODUCT([.K13:.O13];[.C7:.G7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 [.M24]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 table:number-columns-repeated="5"/>
        </table:table-row>
        <table:table-row table:style-name="ro2">
          <table:table-cell table:number-columns-repeated="2"/>
          <table:table-cell table:formula="of:=SUMPRODUCT([.K14:.O14];[.C8:.G8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 [.N24]" office:value-type="float" office:value="1" calcext:value-type="float">
            <text:p>1</text:p>
          </table:table-cell>
          <table:table-cell table:number-columns-repeated="5"/>
          <table:table-cell table:style-name="ce11" table:number-columns-repeated="5"/>
          <table:table-cell table:number-columns-repeated="5"/>
        </table:table-row>
        <table:table-row table:style-name="ro2">
          <table:table-cell table:number-columns-repeated="2"/>
          <table:table-cell table:formula="of:=SUMPRODUCT([.K15:.O15];[.C9:.G9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 [.O24]" office:value-type="float" office:value="1" calcext:value-type="float">
            <text:p>1</text:p>
          </table:table-cell>
          <table:table-cell table:number-columns-repeated="5"/>
          <table:table-cell table:style-name="ce11" table:number-columns-repeated="5"/>
          <table:table-cell table:number-columns-repeated="5"/>
        </table:table-row>
        <table:table-row table:style-name="ro2">
          <table:table-cell table:number-columns-repeated="2"/>
          <table:table-cell table:formula="of:=SUMPRODUCT([.K11:.K15];[.C5:.C9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 [.P24]" office:value-type="float" office:value="1" calcext:value-type="float">
            <text:p>1</text:p>
          </table:table-cell>
          <table:table-cell table:number-columns-repeated="5"/>
          <table:table-cell table:style-name="ce11" table:number-columns-repeated="5"/>
          <table:table-cell table:number-columns-repeated="5"/>
        </table:table-row>
        <table:table-row table:style-name="ro2">
          <table:table-cell table:number-columns-repeated="2"/>
          <table:table-cell table:formula="of:=SUMPRODUCT([.L11:.L15];[.D5:.D9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 [.Q24]" office:value-type="float" office:value="1" calcext:value-type="float">
            <text:p>1</text:p>
          </table:table-cell>
          <table:table-cell table:number-columns-repeated="5"/>
          <table:table-cell table:style-name="ce11" table:number-columns-repeated="5"/>
          <table:table-cell table:number-columns-repeated="5"/>
        </table:table-row>
        <table:table-row table:style-name="ro2">
          <table:table-cell table:number-columns-repeated="2"/>
          <table:table-cell table:formula="of:=SUMPRODUCT([.M11:.M15];[.E5:.E9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 [.R24]" office:value-type="float" office:value="1" calcext:value-type="float">
            <text:p>1</text:p>
          </table:table-cell>
          <table:table-cell table:number-columns-repeated="5"/>
          <table:table-cell table:style-name="ce11" table:number-columns-repeated="5"/>
          <table:table-cell table:number-columns-repeated="5"/>
        </table:table-row>
        <table:table-row table:style-name="ro2">
          <table:table-cell table:number-columns-repeated="2"/>
          <table:table-cell table:formula="of:=SUMPRODUCT([.N11:.N15];[.F5:.F9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 [.S24]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 table:number-columns-repeated="5"/>
        </table:table-row>
        <table:table-row table:style-name="ro2">
          <table:table-cell table:number-columns-repeated="2"/>
          <table:table-cell table:formula="of:=SUMPRODUCT([.O11:.O15];[.G5:.G9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 [.T24]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4"/>
          <table:table-cell table:style-name="ce6" office:value-type="string" calcext:value-type="string">
            <text:p>Vector de recursos b 10x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</table:table-row>
        <table:named-expressions>
          <table:named-expression table:name="solver_acr" table:base-cell-address="$Hoja1.$A$1" table:expression="0" loext:hidden="true"/>
          <table:named-expression table:name="solver_adj" table:base-cell-address="$Hoja1.$A$1" table:expression="solver_adj" loext:hidden="true"/>
          <table:named-expression table:name="solver_asr" table:base-cell-address="$Hoja1.$A$1" table:expression="0.5" loext:hidden="true"/>
          <table:named-expression table:name="solver_bbd" table:base-cell-address="$Hoja1.$A$1" table:expression="1" loext:hidden="true"/>
          <table:named-expression table:name="solver_ccoeff" table:base-cell-address="$Hoja1.$A$1" table:expression="0.729" loext:hidden="true"/>
          <table:named-expression table:name="solver_cog" table:base-cell-address="$Hoja1.$A$1" table:expression="1.494" loext:hidden="true"/>
          <table:named-expression table:name="solver_crpb" table:base-cell-address="$Hoja1.$A$1" table:expression="0.9" loext:hidden="true"/>
          <table:named-expression table:name="solver_eng" table:base-cell-address="$Hoja1.$A$1" table:expression="2" loext:hidden="true"/>
          <table:named-expression table:name="solver_enst" table:base-cell-address="$Hoja1.$A$1" table:expression="1" loext:hidden="true"/>
          <table:named-expression table:name="solver_eps" table:base-cell-address="$Hoja1.$A$1" table:expression="0" loext:hidden="true"/>
          <table:named-expression table:name="solver_gvr" table:base-cell-address="$Hoja1.$A$1" table:expression="1" loext:hidden="true"/>
          <table:named-expression table:name="solver_int" table:base-cell-address="$Hoja1.$A$1" table:expression="1" loext:hidden="true"/>
          <table:named-expression table:name="solver_lbsz" table:base-cell-address="$Hoja1.$A$1" table:expression="210" loext:hidden="true"/>
          <table:named-expression table:name="solver_lcy" table:base-cell-address="$Hoja1.$A$1" table:expression="2000" loext:hidden="true"/>
          <table:named-range table:name="solver_lhs1" table:base-cell-address="$Hoja1.$A$1" table:cell-range-address=".$C$14:.$C$23" table:range-usable-as="hidden"/>
          <table:named-expression table:name="solver_lo_eng" table:base-cell-address="$Hoja1.$A$1" table:expression="&quot;com.sun.star.comp.Calc.LpsolveSolver&quot;" loext:hidden="true"/>
          <table:named-expression table:name="solver_mtpb" table:base-cell-address="$Hoja1.$A$1" table:expression="0" loext:hidden="true"/>
          <table:named-expression table:name="solver_neg" table:base-cell-address="$Hoja1.$A$1" table:expression="1" loext:hidden="true"/>
          <table:named-expression table:name="solver_num" table:base-cell-address="$Hoja1.$A$1" table:expression="1" loext:hidden="true"/>
          <table:named-expression table:name="solver_opt" table:base-cell-address="$Hoja1.$A$1" table:expression="solver_opt" loext:hidden="true"/>
          <table:named-expression table:name="solver_prng" table:base-cell-address="$Hoja1.$A$1" table:expression="0" loext:hidden="true"/>
          <table:named-expression table:name="solver_rel1" table:base-cell-address="$Hoja1.$A$1" table:expression="2" loext:hidden="true"/>
          <table:named-range table:name="solver_rhs1" table:base-cell-address="$Hoja1.$A$1" table:cell-range-address=".$E$14:.$E$23" table:range-usable-as="hidden"/>
          <table:named-expression table:name="solver_rsp" table:base-cell-address="$Hoja1.$A$1" table:expression="0" loext:hidden="true"/>
          <table:named-expression table:name="solver_slim" table:base-cell-address="$Hoja1.$A$1" table:expression="70" loext:hidden="true"/>
          <table:named-expression table:name="solver_smax" table:base-cell-address="$Hoja1.$A$1" table:expression="0.5" loext:hidden="true"/>
          <table:named-expression table:name="solver_smin" table:base-cell-address="$Hoja1.$A$1" table:expression="0.5" loext:hidden="true"/>
          <table:named-expression table:name="solver_soc" table:base-cell-address="$Hoja1.$A$1" table:expression="1.494" loext:hidden="true"/>
          <table:named-expression table:name="solver_ssz" table:base-cell-address="$Hoja1.$A$1" table:expression="70" loext:hidden="true"/>
          <table:named-expression table:name="solver_stol" table:base-cell-address="$Hoja1.$A$1" table:expression="0.000001" loext:hidden="true"/>
          <table:named-expression table:name="solver_tim" table:base-cell-address="$Hoja1.$A$1" table:expression="60000" loext:hidden="true"/>
          <table:named-expression table:name="solver_typ" table:base-cell-address="$Hoja1.$A$1" table:expression="3" loext:hidden="true"/>
          <table:named-expression table:name="solver_val" table:base-cell-address="$Hoja1.$A$1" table:expression="solver_opt" loext:hidden="true"/>
          <table:named-expression table:name="solver_vrt" table:base-cell-address="$Hoja1.$A$1" table:expression="3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2" style:volatile="true">
      <number:text loext:blank-width-char="-"> </number:text>
      <number:fill-character> </number:fill-character>
      <number:text>- _-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 loext:blank-width-char="-3">-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6">
      <number:text loext:blank-width-char="-"> </number:text>
      <number:text-content/>
      <number:text loext:blank-width-char="-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09:01:35.6449540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21:54:34.606700500</meta:creation-date>
    <dc:date>2025-10-31T11:00:02.657689097</dc:date>
    <meta:editing-duration>PT58M19S</meta:editing-duration>
    <meta:editing-cycles>4</meta:editing-cycles>
    <meta:generator>LibreOffice/25.2.6.2$Linux_X86_64 LibreOffice_project/40d1a0e1d5bdf1afaeae24d9ece32bbb00fa66a4</meta:generator>
    <meta:document-statistic meta:table-count="1" meta:cell-count="150" meta:object-count="0"/>
  </office:meta>
</office:document-meta>
</file>